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1pt" fo:font-weight="bold" officeooo:paragraph-rsid="002f8147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text-properties fo:font-size="11pt" fo:font-style="normal" officeooo:paragraph-rsid="00347ba9" style:font-size-asian="11pt" style:font-style-asian="normal" style:font-size-complex="11pt" style:font-style-complex="normal"/>
    </style:style>
    <style:style style:name="P8" style:family="paragraph" style:parent-style-name="Standard">
      <style:text-properties fo:font-size="11pt" fo:font-style="normal" officeooo:rsid="0044374e" officeooo:paragraph-rsid="0044374e" style:font-size-asian="11pt" style:font-style-asian="normal" style:font-size-complex="11pt" style:font-style-complex="normal"/>
    </style:style>
    <style:style style:name="P9" style:family="paragraph" style:parent-style-name="Standard">
      <style:text-properties fo:font-size="11pt" fo:font-style="normal" officeooo:rsid="004c0a3d" officeooo:paragraph-rsid="004c0a3d" style:font-size-asian="11pt" style:font-style-asian="normal" style:font-size-complex="11pt" style:font-style-complex="normal"/>
    </style:style>
    <style:style style:name="P10" style:family="paragraph" style:parent-style-name="Standard">
      <style:text-properties officeooo:paragraph-rsid="005b8c81"/>
    </style:style>
    <style:style style:name="P11" style:family="paragraph" style:parent-style-name="Standard">
      <style:text-properties fo:font-size="8pt" officeooo:rsid="001b80c7" officeooo:paragraph-rsid="005b8c81" style:font-size-asian="8pt" style:font-size-complex="8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Arial1" fo:font-size="11pt" fo:font-style="normal" fo:font-weight="bold" officeooo:rsid="00347ba9" officeooo:paragraph-rsid="00347ba9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_20_ohne_20_Leerzeile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_20_ohne_20_Leerzeile">
      <style:text-properties fo:font-size="11pt" style:font-size-asian="11pt" style:font-size-complex="11pt"/>
    </style:style>
    <style:style style:name="P19" style:family="paragraph" style:parent-style-name="Standard_20_ohne_20_Leerzeile">
      <style:text-properties style:font-name="Arial1" fo:font-size="11pt" style:font-size-asian="11pt" style:font-size-complex="11pt"/>
    </style:style>
    <style:style style:name="P20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21" style:family="paragraph" style:parent-style-name="Standard_20_ohne_20_Leerzeile">
      <style:text-properties style:font-name="Arial1" fo:font-size="11pt" fo:font-weight="normal" officeooo:rsid="00328a95" officeooo:paragraph-rsid="00328a95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style="normal" officeooo:rsid="004c0a3d" officeooo:paragraph-rsid="004c0a3d" style:font-size-asian="11pt" style:font-style-asian="normal" style:font-size-complex="11pt" style:font-style-complex="normal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30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283c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5" draw:text-style-name="P28" svg:width="4.5cm" svg:height="2.5cm" svg:x="15.401cm" svg:y="20.2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3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4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0"><draw:control text:anchor-type="as-char" svg:y="0.991cm" draw:z-index="24" draw:style-name="gr3" draw:text-style-name="P23" svg:width="4.5cm" svg:height="1.2cm" draw:control="control22"/></text:p><text:p text:style-name="P10"><draw:control text:anchor-type="as-char" svg:y="-0.009cm" draw:z-index="25" draw:style-name="gr3" draw:text-style-name="P28" svg:width="4.5cm" svg:height="0.451cm" draw:control="control23"/></text:p><text:p text:style-name="Standard"><draw:control text:anchor-type="as-char" svg:y="-0.009cm" draw:z-index="8" draw:style-name="gr3" draw:text-style-name="P28" svg:width="4.5cm" svg:height="0.451cm" draw:control="control7"/></text:p><text:p text:style-name="Standard"><draw:control text:anchor-type="as-char" svg:y="-0.009cm" draw:z-index="9" draw:style-name="gr3" draw:text-style-name="P28" svg:width="4.5cm" svg:height="0.451cm" draw:control="control8"/></text:p><text:p text:style-name="Standard"/><text:p text:style-name="Standard"/><text:p text:style-name="P2"><text:s/>Mein Zeichen</text:p><text:p text:style-name="P4"><draw:control text:anchor-type="as-char" svg:y="-0.009cm" draw:z-index="10" draw:style-name="gr3" draw:text-style-name="P28" svg:width="4.5cm" svg:height="0.451cm" draw:control="control9"/></text:p><text:p text:style-name="P4"/><text:p text:style-name="P4"/><text:p text:style-name="P4"><draw:control text:anchor-type="as-char" svg:y="-0.009cm" draw:z-index="11" draw:style-name="gr3" draw:text-style-name="P28" svg:width="4.5cm" svg:height="0.451cm" draw:control="control10"/></text:p><text:p text:style-name="P4"/><text:p text:style-name="P4"/><text:p text:style-name="P4"><draw:control text:anchor-type="as-char" svg:y="-0.009cm" draw:z-index="12" draw:style-name="gr3" draw:text-style-name="P23" svg:width="4.5cm" svg:height="0.451cm" draw:control="control11"/></text:p><text:p text:style-name="Kleine_20_Texte"><text:s/>Telefon<text:tab/><draw:control text:anchor-type="as-char" draw:z-index="13" draw:style-name="gr1" draw:text-style-name="P29" svg:width="3.241cm" svg:height="0.451cm" draw:control="control12"/></text:p><text:p text:style-name="Kleine_20_Texte"><text:s/>Telefax<text:tab/><draw:control text:anchor-type="as-char" draw:z-index="14" draw:style-name="gr1" draw:text-style-name="P29" svg:width="3.241cm" svg:height="0.451cm" draw:control="control13"/></text:p><text:p text:style-name="Standard"><draw:control text:anchor-type="as-char" svg:y="0.071cm" draw:z-index="15" draw:style-name="gr3" draw:text-style-name="P28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9" svg:width="3.241cm" svg:height="0.451cm" draw:control="control15"/></text:p><text:p text:style-name="Kleine_20_Texte"><text:s/>Telefax<text:tab/><draw:control text:anchor-type="as-char" draw:z-index="17" draw:style-name="gr1" draw:text-style-name="P29" svg:width="3.241cm" svg:height="0.451cm" draw:control="control16"/><text:tab/></text:p><text:p text:style-name="Standard"><draw:control text:anchor-type="as-char" svg:y="-0.009cm" draw:z-index="18" draw:style-name="gr3" draw:text-style-name="P28" svg:width="4.5cm" svg:height="0.451cm" draw:control="control17"/></text:p><text:p text:style-name="Standard"><draw:control text:anchor-type="as-char" svg:y="0.071cm" draw:z-index="19" draw:style-name="gr3" draw:text-style-name="P28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5">Fachprüfung „<text:span text:style-name="T5">Tankschifffahrt</text:span>“ gemäß ADN 8.2.2.7.<text:span text:style-name="T5">1</text:span></text:p>
      <text:p text:style-name="P17"/>
      <text:p text:style-name="P17"/>
      <text:p text:style-name="P18"><draw:control text:anchor-type="as-char" svg:y="-0.351cm" draw:z-index="4" draw:style-name="gr3" draw:text-style-name="P25" svg:width="12.002cm" svg:height="0.701cm" draw:control="control4"/></text:p>
      <text:p text:style-name="P18"/>
      <text:p text:style-name="P20"><text:span text:style-name="T1">nach dem Ergebnis, der von Ihnen abgelegten Fachprüfung ADN „Tankschifffahrt“ kann Ihnen eine Bescheinigung über besondere Kenntnisse des ADN 8.2.1.3 nicht erteilt werden, da Sie die Prüfung nach ADN 8.2.2.7.1.5 </text:span><text:span text:style-name="T2">nicht bestanden </text:span><text:span text:style-name="T3">haben.</text:span></text:p>
      <text:p text:style-name="P21"/>
      <text:p text:style-name="P19">Prüfungstermin: <draw:control text:anchor-type="as-char" svg:y="-0.519cm" draw:z-index="5" draw:style-name="gr3" draw:text-style-name="P26" svg:width="9.302cm" svg:height="0.701cm" draw:control="control5"/></text:p>
      <text:p text:style-name="P12"><text:span text:style-name="T1">Erreichte Punktzahl Multiple Choice Fragen:</text:span><text:span text:style-name="T1"><draw:control text:anchor-type="as-char" svg:y="-0.519cm" draw:z-index="20" draw:style-name="gr3" draw:text-style-name="P26" svg:width="4.977cm" svg:height="0.701cm" draw:control="control19"/></text:span></text:p>
      <text:p text:style-name="P14">Sie haben gemäß ADN 8.2.2.7.1.5 die erforderliche Mindestpunktzahl von 25 Punkten nicht erreicht.</text:p>
      <text:p text:style-name="P14">Sie können nach Ablauf einer Frist erneut an einer Prüfung teilnehmen.</text:p>
      <text:p text:style-name="P13"><text:span text:style-name="T4">Ende der Sperrfrist:</text:span><text:span text:style-name="T4"><draw:control text:anchor-type="as-char" svg:y="-0.519cm" draw:z-index="21" draw:style-name="gr3" draw:text-style-name="P26" svg:width="8.914cm" svg:height="0.701cm" draw:control="control20"/></text:span></text:p>
      <text:p text:style-name="P15">Für die Teilnahme an einer Wiederholungsprüfung bitte ich um frühzeitige Anmeldung.</text:p>
      <text:p text:style-name="P15"/>
      <text:p text:style-name="P16">Rechtsbehelfsbelehrung</text:p>
      <text:p text:style-name="P7"><draw:control text:anchor-type="char" draw:z-index="22" draw:style-name="gr4" draw:text-style-name="P30" svg:width="12.576cm" svg:height="2.701cm" svg:x="-0.088cm" svg:y="0cm" draw:control="control21"/></text:p>
      <text:p text:style-name="P6"/>
      <text:p text:style-name="P6">Mit freundlichen Grüßen</text:p>
      <text:p text:style-name="P6">Im Auftrag</text:p>
      <text:p text:style-name="P6"/>
      <text:p text:style-name="P6"/>
      <text:p text:style-name="P6"/>
      <text:p text:style-name="P8">Mit freundlichen Grüßen</text:p>
      <text:p text:style-name="P9">Im Auftrag</text:p>
      <text:p text:style-name="P9"/>
      <text:p text:style-name="P9"/>
      <text:p text:style-name="P3"><draw:control text:anchor-type="as-char" svg:y="-1.351cm" draw:z-index="6" draw:style-name="gr3" draw:text-style-name="P27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7:45:50.737857307</dc:date>
    <dc:creator>Stefan Meyer</dc:creator>
    <meta:editing-duration>PT19H21M34S</meta:editing-duration>
    <meta:editing-cycles>102</meta:editing-cycles>
    <meta:document-statistic meta:table-count="0" meta:image-count="1" meta:object-count="0" meta:page-count="1" meta:paragraph-count="33" meta:word-count="103" meta:character-count="764" meta:non-whitespace-character-count="669"/>
  </office:meta>
</office:document-meta>
</file>